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5835in" svg:y="0.2591in">
            <draw:object draw:notify-on-update-of-ranges="Sheet1.E3:Sheet1.E3 Sheet1.E4:Sheet1.E11 Sheet1.F3:Sheet1.F3 Sheet1.F4:Sheet1.F11 Sheet1.H3:Sheet1.H3 Sheet1.H4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75in" svg:height="3.5453in" svg:x="10.6323in" svg:y="4.2665in">
            <draw:object draw:notify-on-update-of-ranges="Sheet1.E3:Sheet1.E3 Sheet1.E4:Sheet1.E11 Sheet1.I3:Sheet1.I3 Sheet1.I4:Sheet1.I11 Sheet1.J3:Sheet1.J3 Sheet1.J4:Sheet1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69in" svg:height="3.5449in" svg:x="10.6984in" svg:y="8.0311in">
            <draw:object draw:notify-on-update-of-ranges="Sheet1.C25:Sheet1.C25 Sheet1.C26:Sheet1.C33 Sheet1.D25:Sheet1.D25 Sheet1.D26:Sheet1.D33 Sheet1.E25:Sheet1.E25 Sheet1.E26:Sheet1.E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ector length</text:p>
          </table:table-cell>
          <table:table-cell office:value-type="string" calcext:value-type="string">
            <text:p>bitsize</text:p>
          </table:table-cell>
          <table:table-cell office:value-type="string" calcext:value-type="string">
            <text:p>result (MiB)</text:p>
          </table:table-cell>
          <table:table-cell office:value-type="string" calcext:value-type="string">
            <text:p>result (KiB)</text:p>
          </table:table-cell>
          <table:table-cell table:number-columns-repeated="7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2" calcext:value-type="float">
            <text:p>32</text:p>
          </table:table-cell>
          <table:table-cell office:value-type="float" office:value="16.38" calcext:value-type="float">
            <text:p>16.38</text:p>
          </table:table-cell>
          <table:table-cell table:number-columns-repeated="8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6" calcext:value-type="float">
            <text:p>16</text:p>
          </table:table-cell>
          <table:table-cell office:value-type="float" office:value="10.379" calcext:value-type="float">
            <text:p>10.379</text:p>
          </table:table-cell>
          <table:table-cell/>
          <table:table-cell office:value-type="string" calcext:value-type="string">
            <text:p>vector</text:p>
          </table:table-cell>
          <table:table-cell office:value-type="string" calcext:value-type="string">
            <text:p>result dpsa4fl (MiB)</text:p>
          </table:table-cell>
          <table:table-cell/>
          <table:table-cell office:value-type="string" calcext:value-type="string">
            <text:p>result acorn (MiB)</text:p>
          </table:table-cell>
          <table:table-cell office:value-type="string" calcext:value-type="string">
            <text:p>acorn KiB</text:p>
          </table:table-cell>
          <table:table-cell office:value-type="string" calcext:value-type="string">
            <text:p>raw KiB message</text:p>
          </table:table-cell>
          <table:table-cell office:value-type="string" calcext:value-type="string">
            <text:p>exponent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0.408" calcext:value-type="float">
            <text:p>280.408</text:p>
          </table:table-cell>
          <table:table-cell table:formula="of:=[.A4]" office:value-type="string" office:string-value="2^10" calcext:value-type="string">
            <text:p>2^10</text:p>
          </table:table-cell>
          <table:table-cell table:formula="of:=[.C4]+([.D4]/1024)" office:value-type="float" office:value="0.2738359375" calcext:value-type="float">
            <text:p>0.2738359375</text:p>
          </table:table-cell>
          <table:table-cell/>
          <table:table-cell table:formula="of:=[.I4]/1024" office:value-type="float" office:value="0.0044921875" calcext:value-type="float">
            <text:p>0.0044921875</text:p>
          </table:table-cell>
          <table:table-cell office:value-type="float" office:value="4.6" calcext:value-type="float">
            <text:p>4.6</text:p>
          </table:table-cell>
          <table:table-cell table:formula="of:=[.B4]/8*(2^[.K4])/102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8.01" calcext:value-type="float">
            <text:p>538.01</text:p>
          </table:table-cell>
          <table:table-cell table:formula="of:=[.A5]" office:value-type="string" office:string-value="2^11" calcext:value-type="string">
            <text:p>2^11</text:p>
          </table:table-cell>
          <table:table-cell table:formula="of:=[.C5]+([.D5]/1024)" office:value-type="float" office:value="0.525400390625" calcext:value-type="float">
            <text:p>0.525400390625</text:p>
          </table:table-cell>
          <table:table-cell/>
          <table:table-cell table:formula="of:=[.I5]/1024" office:value-type="float" office:value="0.00771484375" calcext:value-type="float">
            <text:p>0.00771484375</text:p>
          </table:table-cell>
          <table:table-cell office:value-type="float" office:value="7.9" calcext:value-type="float">
            <text:p>7.9</text:p>
          </table:table-cell>
          <table:table-cell table:formula="of:=[.B5]/8*(2^[.K5])/102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^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8.688" calcext:value-type="float">
            <text:p>998.688</text:p>
          </table:table-cell>
          <table:table-cell table:formula="of:=[.A6]" office:value-type="string" office:string-value="2^12" calcext:value-type="string">
            <text:p>2^12</text:p>
          </table:table-cell>
          <table:table-cell table:formula="of:=[.C6]+([.D6]/1024)" office:value-type="float" office:value="0.97528125" calcext:value-type="float">
            <text:p>0.97528125</text:p>
          </table:table-cell>
          <table:table-cell/>
          <table:table-cell table:formula="of:=[.I6]/1024" office:value-type="float" office:value="0.0142578125" calcext:value-type="float">
            <text:p>0.0142578125</text:p>
          </table:table-cell>
          <table:table-cell office:value-type="float" office:value="14.6" calcext:value-type="float">
            <text:p>14.6</text:p>
          </table:table-cell>
          <table:table-cell table:formula="of:=[.B6]/8*(2^[.K6])/102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^13</text:p>
          </table:table-cell>
          <table:table-cell office:value-type="float" office:value="16" calcext:value-type="float">
            <text:p>16</text:p>
          </table:table-cell>
          <table:table-cell office:value-type="float" office:value="2.049" calcext:value-type="float">
            <text:p>2.049</text:p>
          </table:table-cell>
          <table:table-cell/>
          <table:table-cell table:formula="of:=[.A7]" office:value-type="string" office:string-value="2^13" calcext:value-type="string">
            <text:p>2^13</text:p>
          </table:table-cell>
          <table:table-cell table:formula="of:=[.C7]+([.D7]/1024)" office:value-type="float" office:value="2.049" calcext:value-type="float">
            <text:p>2.049</text:p>
          </table:table-cell>
          <table:table-cell/>
          <table:table-cell table:formula="of:=[.I7]/1024" office:value-type="float" office:value="0.02705078125" calcext:value-type="float">
            <text:p>0.02705078125</text:p>
          </table:table-cell>
          <table:table-cell office:value-type="float" office:value="27.7" calcext:value-type="float">
            <text:p>27.7</text:p>
          </table:table-cell>
          <table:table-cell table:formula="of:=[.B7]/8*(2^[.K7])/102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^14</text:p>
          </table:table-cell>
          <table:table-cell office:value-type="float" office:value="16" calcext:value-type="float">
            <text:p>16</text:p>
          </table:table-cell>
          <table:table-cell office:value-type="float" office:value="4.574" calcext:value-type="float">
            <text:p>4.574</text:p>
          </table:table-cell>
          <table:table-cell/>
          <table:table-cell table:formula="of:=[.A8]" office:value-type="string" office:string-value="2^14" calcext:value-type="string">
            <text:p>2^14</text:p>
          </table:table-cell>
          <table:table-cell table:formula="of:=[.C8]+([.D8]/1024)" office:value-type="float" office:value="4.574" calcext:value-type="float">
            <text:p>4.574</text:p>
          </table:table-cell>
          <table:table-cell/>
          <table:table-cell table:formula="of:=[.I8]/1024" office:value-type="float" office:value="0.052734375" calcext:value-type="float">
            <text:p>0.052734375</text:p>
          </table:table-cell>
          <table:table-cell office:value-type="float" office:value="54" calcext:value-type="float">
            <text:p>54</text:p>
          </table:table-cell>
          <table:table-cell table:formula="of:=[.B8]/8*(2^[.K8])/1024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^15</text:p>
          </table:table-cell>
          <table:table-cell office:value-type="float" office:value="16" calcext:value-type="float">
            <text:p>16</text:p>
          </table:table-cell>
          <table:table-cell office:value-type="float" office:value="5.539" calcext:value-type="float">
            <text:p>5.539</text:p>
          </table:table-cell>
          <table:table-cell/>
          <table:table-cell table:formula="of:=[.A9]" office:value-type="string" office:string-value="2^15" calcext:value-type="string">
            <text:p>2^15</text:p>
          </table:table-cell>
          <table:table-cell table:formula="of:=[.C9]+([.D9]/1024)" office:value-type="float" office:value="5.539" calcext:value-type="float">
            <text:p>5.539</text:p>
          </table:table-cell>
          <table:table-cell/>
          <table:table-cell table:formula="of:=[.I9]/1024" office:value-type="float" office:value="0.10400390625" calcext:value-type="float">
            <text:p>0.10400390625</text:p>
          </table:table-cell>
          <table:table-cell office:value-type="float" office:value="106.5" calcext:value-type="float">
            <text:p>106.5</text:p>
          </table:table-cell>
          <table:table-cell table:formula="of:=[.B9]/8*(2^[.K9])/1024"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^16</text:p>
          </table:table-cell>
          <table:table-cell office:value-type="float" office:value="16" calcext:value-type="float">
            <text:p>16</text:p>
          </table:table-cell>
          <table:table-cell office:value-type="float" office:value="10.855" calcext:value-type="float">
            <text:p>10.855</text:p>
          </table:table-cell>
          <table:table-cell/>
          <table:table-cell table:formula="of:=[.A10]" office:value-type="string" office:string-value="2^16" calcext:value-type="string">
            <text:p>2^16</text:p>
          </table:table-cell>
          <table:table-cell table:formula="of:=[.C10]+([.D10]/1024)" office:value-type="float" office:value="10.855" calcext:value-type="float">
            <text:p>10.855</text:p>
          </table:table-cell>
          <table:table-cell/>
          <table:table-cell table:formula="of:=[.I10]/1024" office:value-type="float" office:value="0.2064453125" calcext:value-type="float">
            <text:p>0.2064453125</text:p>
          </table:table-cell>
          <table:table-cell office:value-type="float" office:value="211.4" calcext:value-type="float">
            <text:p>211.4</text:p>
          </table:table-cell>
          <table:table-cell table:formula="of:=[.B10]/8*(2^[.K10])/102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^17</text:p>
          </table:table-cell>
          <table:table-cell office:value-type="float" office:value="16" calcext:value-type="float">
            <text:p>16</text:p>
          </table:table-cell>
          <table:table-cell office:value-type="float" office:value="18.761" calcext:value-type="float">
            <text:p>18.761</text:p>
          </table:table-cell>
          <table:table-cell/>
          <table:table-cell table:formula="of:=[.A11]" office:value-type="string" office:string-value="2^17" calcext:value-type="string">
            <text:p>2^17</text:p>
          </table:table-cell>
          <table:table-cell table:formula="of:=[.C11]+([.D11]/1024)" office:value-type="float" office:value="18.761" calcext:value-type="float">
            <text:p>18.761</text:p>
          </table:table-cell>
          <table:table-cell/>
          <table:table-cell table:formula="of:=[.I11]/1024" office:value-type="float" office:value="0.411328125" calcext:value-type="float">
            <text:p>0.411328125</text:p>
          </table:table-cell>
          <table:table-cell office:value-type="float" office:value="421.2" calcext:value-type="float">
            <text:p>421.2</text:p>
          </table:table-cell>
          <table:table-cell table:formula="of:=[.B11]/8*(2^[.K11])/1024"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redicted dpsa4fl (KiB)</text:p>
          </table:table-cell>
          <table:table-cell office:value-type="string" calcext:value-type="string">
            <text:p>acorn KiB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4.6" calcext:value-type="float">
            <text:p>4.6</text:p>
          </table:table-cell>
          <table:table-cell table:formula="of:=[.G16]/[.H16]" office:value-type="float" office:value="59.5652173913044" calcext:value-type="float">
            <text:p>59.56521739130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7.9" calcext:value-type="float">
            <text:p>7.9</text:p>
          </table:table-cell>
          <table:table-cell table:formula="of:=[.G17]/[.H17]" office:value-type="float" office:value="67.3417721518987" calcext:value-type="float">
            <text:p>67.34177215189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61" calcext:value-type="float">
            <text:p>1061</text:p>
          </table:table-cell>
          <table:table-cell office:value-type="float" office:value="14.6" calcext:value-type="float">
            <text:p>14.6</text:p>
          </table:table-cell>
          <table:table-cell table:formula="of:=[.G18]/[.H18]" office:value-type="float" office:value="72.6712328767123" calcext:value-type="float">
            <text:p>72.671232876712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89" calcext:value-type="float">
            <text:p>2089</text:p>
          </table:table-cell>
          <table:table-cell office:value-type="float" office:value="27.7" calcext:value-type="float">
            <text:p>27.7</text:p>
          </table:table-cell>
          <table:table-cell table:formula="of:=[.G19]/[.H19]" office:value-type="float" office:value="75.4151624548737" calcext:value-type="float">
            <text:p>75.41516245487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70" calcext:value-type="float">
            <text:p>4170</text:p>
          </table:table-cell>
          <table:table-cell office:value-type="float" office:value="54" calcext:value-type="float">
            <text:p>54</text:p>
          </table:table-cell>
          <table:table-cell table:formula="of:=[.G20]/[.H20]" office:value-type="float" office:value="77.2222222222222" calcext:value-type="float">
            <text:p>77.22222222222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273" calcext:value-type="float">
            <text:p>8273</text:p>
          </table:table-cell>
          <table:table-cell office:value-type="float" office:value="106.5" calcext:value-type="float">
            <text:p>106.5</text:p>
          </table:table-cell>
          <table:table-cell table:formula="of:=[.G21]/[.H21]" office:value-type="float" office:value="77.6807511737089" calcext:value-type="float">
            <text:p>77.68075117370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532" calcext:value-type="float">
            <text:p>16532</text:p>
          </table:table-cell>
          <table:table-cell office:value-type="float" office:value="211.4" calcext:value-type="float">
            <text:p>211.4</text:p>
          </table:table-cell>
          <table:table-cell table:formula="of:=[.G22]/[.H22]" office:value-type="float" office:value="78.2024597918638" calcext:value-type="float">
            <text:p>78.20245979186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931" calcext:value-type="float">
            <text:p>32931</text:p>
          </table:table-cell>
          <table:table-cell office:value-type="float" office:value="421.2" calcext:value-type="float">
            <text:p>421.2</text:p>
          </table:table-cell>
          <table:table-cell table:formula="of:=[.G23]/[.H23]" office:value-type="float" office:value="78.1837606837607" calcext:value-type="float">
            <text:p>78.18376068376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ector</text:p>
          </table:table-cell>
          <table:table-cell office:value-type="string" calcext:value-type="string">
            <text:p>result dpsa4fl (MiB)</text:p>
          </table:table-cell>
          <table:table-cell office:value-type="string" calcext:value-type="string">
            <text:p>predicted dpsa4fl (MiB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0</text:p>
          </table:table-cell>
          <table:table-cell office:value-type="float" office:value="0.2738359375" calcext:value-type="float">
            <text:p>0.2738359375</text:p>
          </table:table-cell>
          <table:table-cell table:formula="of:=[.G16]/1024" office:value-type="float" office:value="0.267578125" calcext:value-type="float">
            <text:p>0.267578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1</text:p>
          </table:table-cell>
          <table:table-cell office:value-type="float" office:value="0.525400390625" calcext:value-type="float">
            <text:p>0.525400390625</text:p>
          </table:table-cell>
          <table:table-cell table:formula="of:=[.G17]/1024" office:value-type="float" office:value="0.51953125" calcext:value-type="float">
            <text:p>0.51953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2</text:p>
          </table:table-cell>
          <table:table-cell office:value-type="float" office:value="0.97528125" calcext:value-type="float">
            <text:p>0.97528125</text:p>
          </table:table-cell>
          <table:table-cell table:formula="of:=[.G18]/1024" office:value-type="float" office:value="1.0361328125" calcext:value-type="float">
            <text:p>1.0361328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3</text:p>
          </table:table-cell>
          <table:table-cell office:value-type="float" office:value="2.049" calcext:value-type="float">
            <text:p>2.049</text:p>
          </table:table-cell>
          <table:table-cell table:formula="of:=[.G19]/1024" office:value-type="float" office:value="2.0400390625" calcext:value-type="float">
            <text:p>2.04003906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4</text:p>
          </table:table-cell>
          <table:table-cell office:value-type="float" office:value="4.574" calcext:value-type="float">
            <text:p>4.574</text:p>
          </table:table-cell>
          <table:table-cell table:formula="of:=[.G20]/1024" office:value-type="float" office:value="4.072265625" calcext:value-type="float">
            <text:p>4.0722656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5</text:p>
          </table:table-cell>
          <table:table-cell office:value-type="float" office:value="5.539" calcext:value-type="float">
            <text:p>5.539</text:p>
          </table:table-cell>
          <table:table-cell table:formula="of:=[.G21]/1024" office:value-type="float" office:value="8.0791015625" calcext:value-type="float">
            <text:p>8.07910156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6</text:p>
          </table:table-cell>
          <table:table-cell office:value-type="float" office:value="10.855" calcext:value-type="float">
            <text:p>10.855</text:p>
          </table:table-cell>
          <table:table-cell table:formula="of:=[.G22]/1024" office:value-type="float" office:value="16.14453125" calcext:value-type="float">
            <text:p>16.14453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7</text:p>
          </table:table-cell>
          <table:table-cell office:value-type="float" office:value="18.761" calcext:value-type="float">
            <text:p>18.761</text:p>
          </table:table-cell>
          <table:table-cell table:formula="of:=[.G23]/1024" office:value-type="float" office:value="32.1591796875" calcext:value-type="float">
            <text:p>32.15917968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03:58.379909843</meta:creation-date>
    <dc:date>2023-09-01T17:30:07.080553965</dc:date>
    <meta:editing-duration>PT7H26M9S</meta:editing-duration>
    <meta:editing-cycles>1</meta:editing-cycles>
    <meta:document-statistic meta:table-count="1" meta:cell-count="142" meta:object-count="3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legend chart:legend-position="end" svg:x="11.979cm" svg:y="3.955cm" style:legend-expansion="high" chart:style-name="ch2"/>
        <chart:plot-area chart:style-name="ch3" table:cell-range-address="Sheet1.E3:Sheet1.E11 Sheet1.I3:Sheet1.J11" chart:data-source-has-labels="both" svg:x="0.32cm" svg:y="0.18cm" svg:width="11.339cm" svg:height="8.646cm">
          <chart:coordinate-region svg:x="1.127cm" svg:y="0.379cm" svg:width="10.173cm" svg:height="7.8cm"/>
          <chart:axis chart:dimension="x" chart:name="primary-x" chart:style-name="ch4" chartooo:axis-type="auto">
            <chartooo:date-scale/>
            <chart:categories table:cell-range-address="Sheet1.E4:Sheet1.E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1" chart:label-cell-address="Sheet1.I3:Sheet1.I3" chart:class="chart:line">
            <chart:data-point chart:repeated="8"/>
          </chart:series>
          <chart:series chart:style-name="ch7" chart:values-cell-range-address="Sheet1.J4:Sheet1.J11" chart:label-cell-address="Sheet1.J3:Sheet1.J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 KiB</text:p>
                <draw:g>
                  <svg:desc>Sheet1.I3:Sheet1.I3</svg:desc>
                </draw:g>
              </table:table-cell>
              <table:table-cell office:value-type="string">
                <text:p>raw KiB message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Sheet1.E4:Sheet1.E11</svg:desc>
                </draw:g>
              </table:table-cell>
              <table:table-cell office:value-type="float" office:value="4.6">
                <text:p>4.6</text:p>
                <draw:g>
                  <svg:desc>Sheet1.I4:Sheet1.I11</svg:desc>
                </draw:g>
              </table:table-cell>
              <table:table-cell office:value-type="float" office:value="2">
                <text:p>2</text:p>
                <draw:g>
                  <svg:desc>Sheet1.J4:Sheet1.J11</svg:desc>
                </draw:g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.9">
                <text:p>7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14.6">
                <text:p>14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27.7">
                <text:p>27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106.5">
                <text:p>106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211.4">
                <text:p>211.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421.2">
                <text:p>421.2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Sheet1.E3:Sheet1.F11 Sheet1.H3:Sheet1.H11" chart:data-source-has-labels="both" svg:x="0.32cm" svg:y="0.18cm" svg:width="11.026cm" svg:height="8.64cm">
          <chart:coordinate-region svg:x="0.941cm" svg:y="0.379cm" svg:width="10.046cm" svg:height="7.794cm"/>
          <chart:axis chart:dimension="x" chart:name="primary-x" chart:style-name="ch4" chartooo:axis-type="auto">
            <chartooo:date-scale/>
            <chart:categories table:cell-range-address="Sheet1.E4:Sheet1.E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1" chart:label-cell-address="Sheet1.F3:Sheet1.F3" chart:class="chart:line">
            <chart:data-point chart:repeated="8"/>
          </chart:series>
          <chart:series chart:style-name="ch7" chart:values-cell-range-address="Sheet1.H4:Sheet1.H11" chart:label-cell-address="Sheet1.H3:Sheet1.H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dpsa4fl (MiB)</text:p>
                <draw:g>
                  <svg:desc>Sheet1.F3:Sheet1.F3</svg:desc>
                </draw:g>
              </table:table-cell>
              <table:table-cell office:value-type="string">
                <text:p>result acorn (MiB)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Sheet1.E4:Sheet1.E11</svg:desc>
                </draw:g>
              </table:table-cell>
              <table:table-cell office:value-type="float" office:value="0.2738359375">
                <text:p>0.2738359375</text:p>
                <draw:g>
                  <svg:desc>Sheet1.F4:Sheet1.F11</svg:desc>
                </draw:g>
              </table:table-cell>
              <table:table-cell office:value-type="float" office:value="0.0044921875">
                <text:p>0.0044921875</text:p>
                <draw:g>
                  <svg:desc>Sheet1.H4:Sheet1.H11</svg:desc>
                </draw:g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525400390625">
                <text:p>0.525400390625</text:p>
              </table:table-cell>
              <table:table-cell office:value-type="float" office:value="0.00771484375">
                <text:p>0.00771484375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97528125">
                <text:p>0.97528125</text:p>
              </table:table-cell>
              <table:table-cell office:value-type="float" office:value="0.0142578125">
                <text:p>0.0142578125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2.049">
                <text:p>2.049</text:p>
              </table:table-cell>
              <table:table-cell office:value-type="float" office:value="0.02705078125">
                <text:p>0.02705078125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4.574">
                <text:p>4.574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5.539">
                <text:p>5.539</text:p>
              </table:table-cell>
              <table:table-cell office:value-type="float" office:value="0.10400390625">
                <text:p>0.10400390625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10.855">
                <text:p>10.855</text:p>
              </table:table-cell>
              <table:table-cell office:value-type="float" office:value="0.2064453125">
                <text:p>0.2064453125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18.761">
                <text:p>18.761</text:p>
              </table:table-cell>
              <table:table-cell office:value-type="float" office:value="0.411328125">
                <text:p>0.41132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1.106cm" svg:y="3.954cm" style:legend-expansion="high" chart:style-name="ch2"/>
        <chart:plot-area chart:style-name="ch3" table:cell-range-address="Sheet1.C25:Sheet1.E33" chart:data-source-has-labels="both" svg:x="0.319cm" svg:y="0.18cm" svg:width="10.468cm" svg:height="8.645cm">
          <chart:coordinate-region svg:x="0.94cm" svg:y="0.38cm" svg:width="9.488cm" svg:height="7.798cm"/>
          <chart:axis chart:dimension="x" chart:name="primary-x" chart:style-name="ch4" chartooo:axis-type="auto">
            <chartooo:date-scale/>
            <chart:categories table:cell-range-address="Sheet1.C26:Sheet1.C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6:Sheet1.D33" chart:label-cell-address="Sheet1.D25:Sheet1.D25" chart:class="chart:line">
            <chart:data-point chart:repeated="8"/>
          </chart:series>
          <chart:series chart:style-name="ch7" chart:values-cell-range-address="Sheet1.E26:Sheet1.E33" chart:label-cell-address="Sheet1.E25:Sheet1.E2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dpsa4fl (MiB)</text:p>
                <draw:g>
                  <svg:desc>Sheet1.D25:Sheet1.D25</svg:desc>
                </draw:g>
              </table:table-cell>
              <table:table-cell office:value-type="string">
                <text:p>predicted dpsa4fl (MiB)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Sheet1.C26:Sheet1.C33</svg:desc>
                </draw:g>
              </table:table-cell>
              <table:table-cell office:value-type="float" office:value="0.2738359375">
                <text:p>0.2738359375</text:p>
                <draw:g>
                  <svg:desc>Sheet1.D26:Sheet1.D33</svg:desc>
                </draw:g>
              </table:table-cell>
              <table:table-cell office:value-type="float" office:value="0.267578125">
                <text:p>0.267578125</text:p>
                <draw:g>
                  <svg:desc>Sheet1.E26:Sheet1.E33</svg:desc>
                </draw:g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525400390625">
                <text:p>0.525400390625</text:p>
              </table:table-cell>
              <table:table-cell office:value-type="float" office:value="0.51953125">
                <text:p>0.51953125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97528125">
                <text:p>0.97528125</text:p>
              </table:table-cell>
              <table:table-cell office:value-type="float" office:value="1.0361328125">
                <text:p>1.0361328125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2.049">
                <text:p>2.049</text:p>
              </table:table-cell>
              <table:table-cell office:value-type="float" office:value="2.0400390625">
                <text:p>2.0400390625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4.574">
                <text:p>4.574</text:p>
              </table:table-cell>
              <table:table-cell office:value-type="float" office:value="4.072265625">
                <text:p>4.072265625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5.539">
                <text:p>5.539</text:p>
              </table:table-cell>
              <table:table-cell office:value-type="float" office:value="8.0791015625">
                <text:p>8.0791015625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10.855">
                <text:p>10.855</text:p>
              </table:table-cell>
              <table:table-cell office:value-type="float" office:value="16.14453125">
                <text:p>16.14453125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18.761">
                <text:p>18.761</text:p>
              </table:table-cell>
              <table:table-cell office:value-type="float" office:value="32.1591796875">
                <text:p>32.159179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